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4.41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text-properties fo:font-family="'Liberation Mono'" style:font-family-generic="modern" style:font-pitch="fixed"/>
    </style:style>
    <style:style style:name="P4" style:family="paragraph">
      <style:text-properties fo:font-size="20pt"/>
    </style:style>
    <style:style style:name="P5" style:family="paragraph">
      <style:paragraph-properties fo:line-height="150%" fo:text-align="start"/>
      <style:text-properties fo:font-family="'Liberation Mono'" style:font-family-generic="modern" style:font-pitch="fixed"/>
    </style:style>
    <style:style style:name="P6" style:family="paragraph">
      <style:paragraph-properties fo:line-height="150%" fo:text-align="start"/>
      <style:text-properties fo:font-family="'Liberation Mono'" style:font-family-generic="modern" style:font-pitch="fixed"/>
    </style:style>
    <style:style style:name="P7" style:family="paragraph">
      <style:paragraph-properties fo:line-height="150%" fo:text-align="start"/>
    </style:style>
    <style:style style:name="P8" style:family="paragraph">
      <style:text-properties fo:font-family="'Liberation Mono'" style:font-family-generic="modern" style:font-pitch="fixed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text-properties fo:font-family="'Liberation Sans'" style:font-family-generic="swiss" style:font-pitch="variabl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family="'Liberation Mono'" style:font-family-generic="modern" style:font-pitch="fixed" fo:font-size="40pt" style:font-size-asian="40pt" style:font-size-complex="40pt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Mono'" style:font-family-generic="modern" style:font-pitch="fixe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Стековые языки программирован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ратная польская нотация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2"><text:span text:style-name="T3">1 2 + 3 *</text:span></text:p>
                <text:p><text:span text:style-name="T2"/></text:p>
                <text:p><text:span text:style-name="T2"/></text:p>
              </text:list-header>
              <text:list-item>
                <text:p><text:span text:style-name="T2">Литералы кладут себя на стек</text:span></text:p>
              </text:list-item>
              <text:list-item>
                <text:p><text:span text:style-name="T2">Операторы работают с вершиной</text:span></text:p>
              </text:list-item>
              <text:list-item>
                <text:p><text:span text:style-name="T2">Нет приоритетов - нет скобок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Конкатенация и композиция</text:p>
          </draw:text-box>
        </draw:frame>
        <draw:frame presentation:style-name="pr5" draw:text-style-name="P5" draw:layer="layout" svg:width="24.639cm" svg:height="12.179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4">Python: <text:s/>def foo(x): return f(g(x))</text:span></text:p>
                <text:p text:style-name="P5"><text:span text:style-name="T4">Haskel: <text:s/>foo = f . g</text:span></text:p>
                <text:p text:style-name="P5"><text:span text:style-name="T4">Forth: <text:s text:c="2"/>: foo g f 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нкатенация и композиция</text:p>
          </draw:text-box>
        </draw:frame>
        <draw:frame presentation:style-name="pr6" draw:text-style-name="P5" draw:layer="layout" svg:width="24.639cm" svg:height="16.624cm" svg:x="1.3cm" svg:y="3.696cm" presentation:class="subtitle" presentation:user-transformed="true">
          <draw:text-box>
            <text:list text:style-name="L1">
              <text:list-header>
                <text:p text:style-name="P5"><text:span text:style-name="T4"/></text:p>
                <text:p text:style-name="P5"><text:span text:style-name="T4">define r&gt;d { 2 * }</text:span></text:p>
                <text:p text:style-name="P5"><text:span text:style-name="T4">define d&gt;len { pi * }</text:span></text:p>
                <text:p text:style-name="P5"><text:span text:style-name="T4">define r&gt;len { r&gt;d d&gt;len }</text:span></text:p>
                <text:p text:style-name="P5"><text:span text:style-name="T4"/></text:p>
                <text:p text:style-name="P5"><text:span text:style-name="T4">или</text:span></text:p>
                <text:p text:style-name="P5"><text:span text:style-name="T4"/></text:p>
                <text:p text:style-name="P6"><text:span text:style-name="T5">define r&gt;len { 2 * pi * }</text:span></text:p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лова вместо функций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7"><text:span text:style-name="T6">Нет разделителей</text:span></text:p>
              </text:list-item>
              <text:list-item>
                <text:p text:style-name="P7"><text:span text:style-name="T6">Любые символы в идентификаторах</text:span></text:p>
              </text:list-item>
              <text:list-item>
                <text:p text:style-name="P7"><text:span text:style-name="T6">Стековый эффект вместо сигнатуры</text:span></text:p>
              </text:list-item>
              <text:list-item>
                <text:p text:style-name="P7"><text:span text:style-name="T6">Любой кусочек кода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Факторизация</text:p>
          </draw:text-box>
        </draw:frame>
        <draw:frame presentation:style-name="pr4" draw:text-style-name="P8" draw:layer="layout" svg:width="24.639cm" svg:height="12.179cm" svg:x="1.4cm" svg:y="4.914cm" presentation:class="outline">
          <draw:text-box>
            <text:list text:style-name="L2">
              <text:list-header>
                <text:p text:style-name="P8"><text:span text:style-name="T4"/></text:p>
                <text:p text:style-name="P8"><text:span text:style-name="T7">: kb 1024 * ;</text:span></text:p>
                <text:p text:style-name="P8"><text:span text:style-name="T7">: small-size 10 kb ;</text:span></text:p>
                <text:p text:style-name="P8"><text:span text:style-name="T7">: small-file file-size </text:span><text:span text:style-name="T7">small-size &lt; ;</text:span></text:p>
                <text:p text:style-name="P8"><text:span text:style-name="T4"/></text:p>
                <text:p text:style-name="P8"><text:span text:style-name="T7">'data.txt' small-file</text:span></text:p>
                <text:p text:style-name="P8"><text:span text:style-name="T4"/></text:p>
              </text:list-header>
              <text:list-item>
                <text:p text:style-name="P8"><text:span text:style-name="T7">Простота парсера — простор </text:span><text:span text:style-name="T7">для DS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Цитаты код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7">Возможность положить кусочек кода на стек</text:p>
              </text:list-item>
              <text:list-item>
                <text:p text:style-name="P7">Комбинаторы</text:p>
              </text:list-item>
              <text:list-item>
                <text:p text:style-name="P7">Управляющие конструк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Управляющие конструкции</text:p>
          </draw:text-box>
        </draw:frame>
        <draw:frame presentation:style-name="pr4" draw:layer="layout" svg:width="24.639cm" svg:height="12.179cm" svg:x="1.4cm" svg:y="5.914cm" presentation:class="outline" presentation:user-transformed="true">
          <draw:text-box>
            <text:list text:style-name="L2">
              <text:list-header>
                <text:p/>
                <text:p>'data.txt' <text:s/>small-file</text:p>
                <text:p>[ 'small' print ] [ 'big' die ] if</text:p>
                <text:p/>
                <text:p>10 [ "Hello, Factor" print ] tim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мбинаторы</text:p>
          </draw:text-box>
        </draw:frame>
        <draw:frame presentation:style-name="pr4" draw:text-style-name="P8" draw:layer="layout" svg:width="24.639cm" svg:height="12.179cm" svg:x="1.4cm" svg:y="4.014cm" presentation:class="outline" presentation:user-transformed="true">
          <draw:text-box>
            <text:list text:style-name="L2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4">"</text:span><text:span text:style-name="T4"><text:a xlink:href="http://factorcode.org/">http://factorcode.org</text:a></text:span><text:span text:style-name="T4">"</text:span></text:p>
                <text:p text:style-name="P8"><text:span text:style-name="T4">http-get nip string&gt;xml</text:span></text:p>
                <text:p text:style-name="P8"><text:span text:style-name="T4">"a" deep-tags-named</text:span></text:p>
                <text:p text:style-name="P8"><text:span text:style-name="T4">[ "href" attr ] map</text:span></text:p>
                <text:p text:style-name="P8"><text:span text:style-name="T4">[ print ] each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асширение синтаксиса</text:p>
          </draw:text-box>
        </draw:frame>
        <draw:frame presentation:style-name="pr4" draw:text-style-name="P8" draw:layer="layout" svg:width="24.639cm" svg:height="12.179cm" svg:x="1.4cm" svg:y="4.914cm" presentation:class="outline">
          <draw:text-box>
            <text:list text:style-name="L2">
              <text:list-header>
                <text:p text:style-name="P9"><text:span text:style-name="T5"/></text:p>
                <text:p text:style-name="P9"><text:span text:style-name="T5">"menu item" [XML &lt;li&gt;&lt;-&gt;&lt;/li&gt; XML]</text:span></text:p>
                <text:p text:style-name="P8"><text:span text:style-name="T4"/></text:p>
                <text:p text:style-name="P8"><text:span text:style-name="T4">{ "three" "blind" "mice" }</text:span></text:p>
                <text:p text:style-name="P8"><text:span text:style-name="T4">[ [XML &lt;li&gt;&lt;-&gt;&lt;/li&gt; XML] ] map</text:span></text:p>
                <text:p text:style-name="P8"><text:span text:style-name="T4">[XML &lt;ul&gt;&lt;-&gt;&lt;/ul&gt; XML]</text:span></text:p>
                <text:p text:style-name="P8"><text:span text:style-name="T4">pprint-xm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еимущества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Простая реализация</text:p>
              </text:list-item>
              <text:list-item>
                <text:p>Простой синтаксис</text:p>
              </text:list-item>
              <text:list-item>
                <text:p>Легкое расширение синтаксиса (макросы и DSL)</text:p>
              </text:list-item>
              <text:list-item>
                <text:p>Эффективность</text:p>
              </text:list-item>
              <text:list-item>
                <text:p>Приспособленность к любой парадигм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or </meta:initial-creator>
    <meta:creation-date>2012-05-18T23:17:53</meta:creation-date>
    <dc:date>2012-05-19T14:04:09</dc:date>
    <dc:creator>suor </dc:creator>
    <meta:editing-duration>PT14H26M</meta:editing-duration>
    <meta:editing-cycles>27</meta:editing-cycles>
    <meta:generator>LibreOffice/3.5$Linux_X86_64 LibreOffice_project/350m1$Build-2</meta:generator>
    <meta:document-statistic meta:object-count="64"/>
  </office:meta>
</office:document-meta>
</file>